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468cm" table:align="left"/>
    </style:style>
    <style:style style:name="Table2.A" style:family="table-column">
      <style:table-column-properties style:column-width="3.302cm"/>
    </style:style>
    <style:style style:name="Table2.B" style:family="table-column">
      <style:table-column-properties style:column-width="3.193cm"/>
    </style:style>
    <style:style style:name="Table2.C" style:family="table-column">
      <style:table-column-properties style:column-width="10.973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officeooo:paragraph-rsid="002a3d16"/>
    </style:style>
    <style:style style:name="P2" style:family="paragraph" style:parent-style-name="Table_20_Contents">
      <style:text-properties officeooo:paragraph-rsid="001e5908"/>
    </style:style>
    <style:style style:name="P3" style:family="paragraph" style:parent-style-name="Table_20_Contents">
      <style:text-properties style:font-name="Liberation Sans" fo:font-size="10pt" officeooo:rsid="002b611b" officeooo:paragraph-rsid="002b611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style:font-name="Liberation Sans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1cf925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262c57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23b62d"/>
    </style:style>
    <style:style style:name="P8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 officeooo:paragraph-rsid="001cf925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2ffd" style:font-size-asian="11pt" style:font-size-complex="11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5b5a" style:font-size-asian="11pt" style:font-size-complex="11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cf925" officeooo:paragraph-rsid="00292ffd" style:font-size-asian="11pt" style:font-size-complex="11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af1b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0" style:family="paragraph" style:parent-style-name="Contents_20_Heading">
      <style:text-properties style:font-name="Liberation Sans" fo:font-size="11pt" style:font-size-asian="11pt" style:font-size-complex="11pt"/>
    </style:style>
    <style:style style:name="P21" style:family="paragraph" style:parent-style-name="Preformatted_20_Text">
      <style:paragraph-properties fo:margin-top="0cm" fo:margin-bottom="0.499cm" style:contextual-spacing="false" fo:orphans="2" fo:widows="2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3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2b611b" officeooo:paragraph-rsid="002b611b" style:font-size-asian="10pt" style:font-size-complex="10pt"/>
    </style:style>
    <style:style style:name="P25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26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cf925" style:font-size-asian="10pt" style:font-size-complex="10pt"/>
    </style:style>
    <style:style style:name="P27" style:family="paragraph" style:parent-style-name="Title">
      <style:paragraph-properties fo:text-align="start" style:justify-single-word="false"/>
    </style:style>
    <style:style style:name="P28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officeooo:rsid="0028022d"/>
    </style:style>
    <style:style style:name="T5" style:family="text">
      <style:text-properties fo:color="#808080" loext:opacity="100%" style:font-name="Liberation Mono1" officeooo:rsid="0023b62d"/>
    </style:style>
    <style:style style:name="T6" style:family="text">
      <style:text-properties fo:color="#808080" loext:opacity="100%" style:font-name="Liberation Mono1" officeooo:rsid="00262c57"/>
    </style:style>
    <style:style style:name="T7" style:family="text">
      <style:text-properties fo:color="#808080" loext:opacity="100%" style:font-name="Liberation Mono1" fo:font-weight="bold" officeooo:rsid="001cf925" style:font-weight-asian="bold" style:font-weight-complex="bold"/>
    </style:style>
    <style:style style:name="T8" style:family="text">
      <style:text-properties fo:color="#808080" loext:opacity="100%" style:font-name="Liberation Mono1" fo:font-weight="bold" officeooo:rsid="00295b5a" style:font-weight-asian="bold" style:font-weight-complex="bold"/>
    </style:style>
    <style:style style:name="T9" style:family="text">
      <style:text-properties fo:color="#000000" loext:opacity="100%" style:font-name="Liberation Sans" officeooo:rsid="001cf925"/>
    </style:style>
    <style:style style:name="T10" style:family="text">
      <style:text-properties fo:color="#ff0000" loext:opacity="100%" style:font-name="Liberation Sans" fo:font-weight="bold" officeooo:rsid="0023b62d" style:font-weight-asian="bold" style:font-weight-complex="bold"/>
    </style:style>
    <style:style style:name="T11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80008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3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95b5a" style:font-size-asian="11pt" style:font-size-complex="11pt"/>
    </style:style>
    <style:style style:name="T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3d16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1cf925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4c45" style:font-size-asian="11pt" style:font-size-complex="11pt"/>
    </style:style>
    <style:style style:name="T19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1cf925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cf925" style:font-size-asian="11pt" style:font-size-complex="11pt"/>
    </style:style>
    <style:style style:name="T21" style:family="text">
      <style:text-properties officeooo:rsid="001cf925"/>
    </style:style>
    <style:style style:name="T22" style:family="text">
      <style:text-properties fo:color="#666666" loext:opacity="100%" style:font-name="Liberation Mono1" fo:font-size="9pt" officeooo:rsid="001e5908" style:font-size-asian="9pt" style:font-size-complex="9pt"/>
    </style:style>
    <style:style style:name="T23" style:family="text">
      <style:text-properties fo:color="#666666" loext:opacity="100%" style:font-name="Liberation Mono1" fo:font-size="9pt" officeooo:rsid="002b611b" style:font-size-asian="9pt" style:font-size-complex="9pt"/>
    </style:style>
    <style:style style:name="T24" style:family="text">
      <style:text-properties fo:color="#666666" loext:opacity="100%" style:font-name="Liberation Mono1" fo:font-size="9pt" officeooo:rsid="0030a7ba" style:font-size-asian="9pt" style:font-size-complex="9pt"/>
    </style:style>
    <style:style style:name="T25" style:family="text">
      <style:text-properties fo:color="#000080" loext:opacity="100%" style:text-underline-style="solid" style:text-underline-width="auto" style:text-underline-color="font-color"/>
    </style:style>
    <style:style style:name="T26" style:family="text">
      <style:text-properties fo:color="#000080" loext:opacity="100%" style:text-underline-style="solid" style:text-underline-width="auto" style:text-underline-color="font-color" officeooo:rsid="001cf925"/>
    </style:style>
    <style:style style:name="T27" style:family="text">
      <style:text-properties fo:color="#000080" loext:opacity="100%"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color="#000080" loext:opacity="100%" fo:font-style="italic" style:text-underline-style="solid" style:text-underline-width="auto" style:text-underline-color="font-color" officeooo:rsid="0024b46c" style:font-style-asian="italic" style:font-style-complex="italic"/>
    </style:style>
    <style:style style:name="T29" style:family="text">
      <style:text-properties fo:color="#000080" loext:opacity="100%" fo:font-style="italic" style:text-underline-style="solid" style:text-underline-width="auto" style:text-underline-color="font-color" officeooo:rsid="00262c57" style:font-style-asian="italic" style:font-style-complex="italic"/>
    </style:style>
    <style:style style:name="T30" style:family="text">
      <style:text-properties fo:color="#000080" loext:opacity="100%" style:font-name="Liberation Sans" fo:font-style="italic" style:text-underline-style="solid" style:text-underline-width="auto" style:text-underline-color="font-color" officeooo:rsid="00262c57" style:font-style-asian="italic" style:font-style-complex="italic"/>
    </style:style>
    <style:style style:name="T31" style:family="text">
      <style:text-properties fo:color="#000080" loext:opacity="100%" style:font-name="Liberation Mono1" fo:font-style="italic" style:text-underline-style="solid" style:text-underline-width="auto" style:text-underline-color="font-color" fo:font-weight="bold" officeooo:rsid="00262c57" style:font-style-asian="italic" style:font-weight-asian="bold" style:font-style-complex="italic" style:font-weight-complex="bold"/>
    </style:style>
    <style:style style:name="T32" style:family="text">
      <style:text-properties officeooo:rsid="0023b62d"/>
    </style:style>
    <style:style style:name="T33" style:family="text">
      <style:text-properties officeooo:rsid="002467b0"/>
    </style:style>
    <style:style style:name="T34" style:family="text">
      <style:text-properties officeooo:rsid="0024b46c"/>
    </style:style>
    <style:style style:name="T35" style:family="text">
      <style:text-properties officeooo:rsid="00262c57"/>
    </style:style>
    <style:style style:name="T36" style:family="text">
      <style:text-properties fo:color="#a9a9a9" loext:opacity="100%" style:font-name="Liberation Mono1" fo:font-weight="bold" officeooo:rsid="0024b46c" style:font-weight-asian="bold" style:font-weight-complex="bold"/>
    </style:style>
    <style:style style:name="T37" style:family="text">
      <style:text-properties style:font-name="Liberation Sans" officeooo:rsid="00262c57"/>
    </style:style>
    <style:style style:name="T38" style:family="text">
      <style:text-properties style:font-name="Liberation Sans" officeooo:rsid="0024b46c" style:font-weight-asian="normal" style:font-weight-complex="normal"/>
    </style:style>
    <style:style style:name="T39" style:family="text">
      <style:text-properties style:font-name="Liberation Sans" officeooo:rsid="0028a210"/>
    </style:style>
    <style:style style:name="T40" style:family="text">
      <style:text-properties style:font-name="Liberation Sans" officeooo:rsid="00262c57" style:font-style-asian="normal" style:font-weight-asian="normal" style:font-style-complex="normal" style:font-weight-complex="normal"/>
    </style:style>
    <style:style style:name="T41" style:family="text">
      <style:text-properties style:font-name="Liberation Sans" officeooo:rsid="0028a210" style:font-style-asian="normal" style:font-weight-asian="normal" style:font-style-complex="normal" style:font-weight-complex="normal"/>
    </style:style>
    <style:style style:name="T42" style:family="text">
      <style:text-properties style:font-name="Liberation Sans" officeooo:rsid="0028022d"/>
    </style:style>
    <style:style style:name="T43" style:family="text">
      <style:text-properties style:font-name="Liberation Sans" officeooo:rsid="00292ffd"/>
    </style:style>
    <style:style style:name="T44" style:family="text">
      <style:text-properties style:font-name="Liberation Sans" fo:font-size="11pt" style:font-size-asian="11pt" style:font-size-complex="11pt"/>
    </style:style>
    <style:style style:name="T45" style:family="text">
      <style:text-properties style:font-name="Liberation Sans" fo:font-size="11pt" officeooo:rsid="002a3d16" style:font-size-asian="11pt" style:font-name-complex="Arial Unicode MS1" style:font-size-complex="11pt"/>
    </style:style>
    <style:style style:name="T46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47" style:family="text">
      <style:text-properties style:font-name="Liberation Sans" fo:font-size="23pt" fo:font-weight="normal" officeooo:rsid="002a3d16" style:font-name-asian="PingFang SC" style:font-size-asian="23pt" style:font-weight-asian="normal" style:font-name-complex="Arial Unicode MS" style:font-size-complex="23pt" style:font-weight-complex="normal"/>
    </style:style>
    <style:style style:name="T48" style:family="text"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T49" style:family="text">
      <style:text-properties style:font-name="Liberation Sans" fo:font-size="23pt" fo:font-weight="normal" officeooo:rsid="0028022d" style:font-size-asian="23pt" style:font-weight-asian="normal" style:font-size-complex="23pt" style:font-weight-complex="normal"/>
    </style:style>
    <style:style style:name="T50" style:family="text">
      <style:text-properties style:font-name="Liberation Sans"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51" style:family="text">
      <style:text-properties officeooo:rsid="0028022d"/>
    </style:style>
    <style:style style:name="T52" style:family="text">
      <style:text-properties officeooo:rsid="00295b5a"/>
    </style:style>
    <style:style style:name="T53" style:family="text">
      <style:text-properties officeooo:rsid="002b61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_RefHeading___Toc3126_4218937829"/><text:span text:style-name="T49">Funciones para encontrar</text:span><text:span text:style-name="T48"> todos los </text:span><text:span text:style-name="T50">nombres</text:span><text:span text:style-name="T48"> </text:span><text:span text:style-name="T47">de</text:span><text:span text:style-name="T48"> una </text:span><text:span text:style-name="T50">expresión</text:span><text:bookmark-end text:name="__RefHeading___Toc3126_4218937829"/></text:p>
      <text:h text:style-name="P8" text:outline-level="3"><text:bookmark-start text:name="__RefHeading___Toc3128_4218937829"/><text:span text:style-name="T32">1. </text:span>Descripción<text:bookmark-end text:name="__RefHeading___Toc3128_4218937829"/></text:h>
      <text:p text:style-name="P12"><text:span text:style-name="T51">Las funciones </text:span><text:span text:style-name="T4">all.names()</text:span><text:span text:style-name="T42"> y </text:span><text:span text:style-name="T4">all.vars()</text:span><text:span text:style-name="T51"> d</text:span>evuelve<text:span text:style-name="T51">n</text:span> un vector de caracteres que contiene todos los <text:span text:style-name="T27">nombres</text:span> que aparecen en una <text:span text:style-name="T25">expresión</text:span> o <text:span text:style-name="T33">en una</text:span> <text:span text:style-name="T25">llamada</text:span>. 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Contenido</text:p>
          </text:index-title>
          <text:p text:style-name="P18"><text:a xlink:type="simple" xlink:href="#__RefHeading___Toc3126_4218937829" text:style-name="Index_20_Link" text:visited-style-name="Index_20_Link"><text:span text:style-name="T44">Funciones para encontrar todos los </text:span></text:a><text:a xlink:type="simple" xlink:href="#__RefHeading___Toc3126_4218937829" text:style-name="Index_20_Link" text:visited-style-name="Index_20_Link"><text:span text:style-name="T46">nombres</text:span></text:a><text:a xlink:type="simple" xlink:href="#__RefHeading___Toc3126_4218937829" text:style-name="Index_20_Link" text:visited-style-name="Index_20_Link"><text:span text:style-name="T44"> </text:span></text:a><text:a xlink:type="simple" xlink:href="#__RefHeading___Toc3126_4218937829" text:style-name="Index_20_Link" text:visited-style-name="Index_20_Link"><text:span text:style-name="T45">de</text:span></text:a><text:a xlink:type="simple" xlink:href="#__RefHeading___Toc3126_4218937829" text:style-name="Index_20_Link" text:visited-style-name="Index_20_Link"><text:span text:style-name="T44"> una </text:span></text:a><text:a xlink:type="simple" xlink:href="#__RefHeading___Toc3126_4218937829" text:style-name="Index_20_Link" text:visited-style-name="Index_20_Link"><text:span text:style-name="T46">expresión</text:span></text:a><text:a xlink:type="simple" xlink:href="#__RefHeading___Toc3126_4218937829" text:style-name="Index_20_Link" text:visited-style-name="Index_20_Link"><text:span text:style-name="T44"><text:tab/>1</text:span></text:a></text:p>
          <text:p text:style-name="P19"><text:a xlink:type="simple" xlink:href="#__RefHeading___Toc3128_4218937829" text:style-name="Index_20_Link" text:visited-style-name="Index_20_Link"><text:span text:style-name="T44">1. Descripción<text:tab/>1</text:span></text:a></text:p>
          <text:p text:style-name="P19"><text:a xlink:type="simple" xlink:href="#__RefHeading___Toc3130_4218937829" text:style-name="Index_20_Link" text:visited-style-name="Index_20_Link"><text:span text:style-name="T44">2. Forma de uso o sintaxis<text:tab/>1</text:span></text:a></text:p>
          <text:p text:style-name="P19"><text:a xlink:type="simple" xlink:href="#__RefHeading___Toc3132_4218937829" text:style-name="Index_20_Link" text:visited-style-name="Index_20_Link"><text:span text:style-name="T44">2. Argumentos<text:tab/>1</text:span></text:a></text:p>
          <text:p text:style-name="P19"><text:a xlink:type="simple" xlink:href="#__RefHeading___Toc3134_4218937829" text:style-name="Index_20_Link" text:visited-style-name="Index_20_Link"><text:span text:style-name="T44">3. Detalles<text:tab/>1</text:span></text:a></text:p>
          <text:p text:style-name="P19"><text:a xlink:type="simple" xlink:href="#__RefHeading___Toc3136_4218937829" text:style-name="Index_20_Link" text:visited-style-name="Index_20_Link"><text:span text:style-name="T44">4. Valor devuelto<text:tab/>2</text:span></text:a></text:p>
          <text:p text:style-name="P19"><text:a xlink:type="simple" xlink:href="#__RefHeading___Toc3138_4218937829" text:style-name="Index_20_Link" text:visited-style-name="Index_20_Link"><text:span text:style-name="T44">5. Véase también<text:tab/>2</text:span></text:a></text:p>
          <text:p text:style-name="P19"><text:a xlink:type="simple" xlink:href="#__RefHeading___Toc3140_4218937829" text:style-name="Index_20_Link" text:visited-style-name="Index_20_Link"><text:span text:style-name="T44">6. Ejemplos<text:tab/>2</text:span></text:a></text:p>
        </text:index-body>
      </text:table-of-content>
      <text:p text:style-name="P15"/>
      <text:h text:style-name="P7" text:outline-level="3"><text:bookmark-start text:name="__RefHeading___Toc3130_4218937829"/>2. Forma de uso o sintaxis<text:bookmark-end text:name="__RefHeading___Toc3130_4218937829"/></text:h>
      <text:p text:style-name="P11"/>
      <text:p text:style-name="P11">all.names(expr, functions = TRUE, max.names = -1L, unique = FALSE)</text:p>
      <text:p text:style-name="P23">all.vars(expr, functions = FALSE, max.names = -1L, unique = TRUE)</text:p>
      <text:p text:style-name="P23"/>
      <text:h text:style-name="P6" text:outline-level="3"><text:bookmark-start text:name="__RefHeading___Toc3132_4218937829"/><text:span text:style-name="T32">2. </text:span>Argument<text:span text:style-name="T32">o</text:span>s<text:bookmark-end text:name="__RefHeading___Toc3132_421893782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48258048">
          <table:table-cell table:style-name="Table2.A1" office:value-type="string">
            <text:p text:style-name="P3">Argumento</text:p>
          </table:table-cell>
          <table:table-cell table:style-name="Table2.A1" office:value-type="string">
            <text:p text:style-name="P3">Valor esperado</text:p>
          </table:table-cell>
          <table:table-cell table:style-name="Table2.A1" office:value-type="string">
            <text:p text:style-name="P24">Descripción</text:p>
          </table:table-cell>
        </table:table-row>
        <table:table-row table:style-name="TableLine105553148290304">
          <table:table-cell table:style-name="Table2.A2" office:value-type="string">
            <text:p text:style-name="Table_20_Contents"><text:span text:style-name="Source_20_Text"><text:span text:style-name="T3">expr</text:span></text:span></text:p>
            <text:p text:style-name="P2"><text:span text:style-name="Source_20_Text"><text:span text:style-name="T22">expresión</text:span></text:span></text:p>
          </table:table-cell>
          <table:table-cell table:style-name="Table2.A2" office:value-type="string">
            <text:p text:style-name="P28">Una sentencia del lenguaje, sin evaluar</text:p>
          </table:table-cell>
          <table:table-cell table:style-name="Table2.C2" office:value-type="string">
            <text:p text:style-name="P25"><text:span text:style-name="T53">U</text:span><text:span text:style-name="T21">na </text:span><text:span text:style-name="T26">expresión</text:span><text:span text:style-name="T21"> o </text:span><text:span text:style-name="T26">llamada</text:span><text:span text:style-name="T21"> desde la cual los nombres </text:span><text:span text:style-name="T53">se</text:span><text:span text:style-name="T21"> extr</text:span><text:span text:style-name="T53">aerán los nombres</text:span><text:span text:style-name="T21">.</text:span></text:p>
          </table:table-cell>
        </table:table-row>
        <table:table-row table:style-name="TableLine105553148293120">
          <table:table-cell table:style-name="Table2.A2" office:value-type="string">
            <text:p text:style-name="Table_20_Contents"><text:span text:style-name="Source_20_Text"><text:span text:style-name="T3">functions</text:span></text:span></text:p>
            <text:p text:style-name="P2"><text:span text:style-name="Source_20_Text"><text:span text:style-name="T22">funci</text:span></text:span><text:span text:style-name="Source_20_Text"><text:span text:style-name="T24">o</text:span></text:span><text:span text:style-name="Source_20_Text"><text:span text:style-name="T22">n</text:span></text:span><text:span text:style-name="Source_20_Text"><text:span text:style-name="T23">es</text:span></text:span></text:p>
          </table:table-cell>
          <table:table-cell table:style-name="Table2.A2" office:value-type="string">
            <text:p text:style-name="P28">Un valor lógico</text:p>
          </table:table-cell>
          <table:table-cell table:style-name="Table2.C2" office:value-type="string">
            <text:p text:style-name="P26"><text:span text:style-name="T53">U</text:span>n valor lógico que indica si los nombres de la función deberán ser incluídos en el resultado.</text:p>
          </table:table-cell>
        </table:table-row>
        <table:table-row table:style-name="TableLine105553148293632">
          <table:table-cell table:style-name="Table2.A2" office:value-type="string">
            <text:p text:style-name="Table_20_Contents"><text:span text:style-name="Source_20_Text"><text:span text:style-name="T3">max.names</text:span></text:span></text:p>
            <text:p text:style-name="P2"><text:span text:style-name="Source_20_Text"><text:span text:style-name="T22">máximo.de.nombres</text:span></text:span></text:p>
          </table:table-cell>
          <table:table-cell table:style-name="Table2.A2" office:value-type="string">
            <text:p text:style-name="P28">Un valor entero</text:p>
          </table:table-cell>
          <table:table-cell table:style-name="Table2.C2" office:value-type="string">
            <text:p text:style-name="P25"><text:span text:style-name="T53">E</text:span><text:span text:style-name="T21">l número máximo de nombres </text:span><text:span text:style-name="T53">que serán</text:span><text:span text:style-name="T21"> devueltos. -1 indica</text:span><text:span text:style-name="T53">rá</text:span><text:span text:style-name="T21"> que no ha</text:span><text:span text:style-name="T53">y</text:span><text:span text:style-name="T21"> límite </text:span><text:span text:style-name="T53">salvo por el de</text:span><text:span text:style-name="T21"> los límites del tamaño del vector.</text:span></text:p>
          </table:table-cell>
        </table:table-row>
        <table:table-row table:style-name="TableLine105553148293376">
          <table:table-cell table:style-name="Table2.A5" office:value-type="string">
            <text:p text:style-name="Table_20_Contents"><text:span text:style-name="Source_20_Text"><text:span text:style-name="T3">unique</text:span></text:span></text:p>
            <text:p text:style-name="P2"><text:span text:style-name="Source_20_Text"><text:span text:style-name="T22">único</text:span></text:span></text:p>
          </table:table-cell>
          <table:table-cell table:style-name="Table2.A5" office:value-type="string">
            <text:p text:style-name="P17">Un valor lógico</text:p>
          </table:table-cell>
          <table:table-cell table:style-name="Table2.A5" office:value-type="string">
            <text:p text:style-name="P26"><text:span text:style-name="T53">U</text:span>n valor lógico que indica si los nombres duplicados deberán ser removidos del valor.</text:p>
          </table:table-cell>
        </table:table-row>
      </table:table>
      <text:h text:style-name="P8" text:outline-level="3"><text:bookmark-start text:name="__RefHeading___Toc3134_4218937829"/><text:span text:style-name="T32">3. </text:span>Detalles<text:bookmark-end text:name="__RefHeading___Toc3134_4218937829"/></text:h>
      <text:p text:style-name="P12"><text:span text:style-name="T33">La</text:span><text:span text:style-name="T35">s </text:span><text:span text:style-name="T29">llamadas</text:span><text:span text:style-name="T35">, </text:span><text:span text:style-name="T29">expresiones</text:span><text:span text:style-name="T35"> y</text:span><text:span text:style-name="T34"> </text:span><text:span text:style-name="T28">nombres</text:span><text:span text:style-name="T34"> son tipos de objetos que constituyen las estructuras sintácticas básicas del lenguaje </text:span><text:span text:style-name="T36">R</text:span><text:span text:style-name="T38">;</text:span><text:span text:style-name="T34"> </text:span><text:span text:style-name="T35">p</text:span><text:span text:style-name="T37">ara más información sobre </text:span><text:span text:style-name="T39">estos tipos de objetos</text:span><text:span text:style-name="T37">,</text:span><text:span text:style-name="T39"> por favor </text:span><text:span text:style-name="T37">consulte</text:span><text:span text:style-name="T39"> </text:span><text:span text:style-name="T37">la página de ayuda </text:span><text:span text:style-name="T39">para</text:span><text:span text:style-name="T37"> cada tipo, así como el </text:span><text:span text:style-name="T43">tomo</text:span><text:span text:style-name="T37"> </text:span><text:span text:style-name="T30">La definición del lenguaje </text:span><text:span text:style-name="T31">R</text:span><text:span text:style-name="T40"> </text:span><text:span text:style-name="T41">de la documentación.</text:span></text:p>
      <text:p text:style-name="P13">Las funciones <text:span text:style-name="T1">all.names()</text:span> y <text:span text:style-name="T1">var.names()</text:span> son utilidad<text:span text:style-name="T52">es</text:span> sintáctica<text:span text:style-name="T52">s que permiten</text:span> descomponer <text:span text:style-name="T52">e</text:span> identificar las partes que componen a un conjunto de sentencias válidas del lenguaje. <text:span text:style-name="T53">La primera </text:span><text:soft-page-break/><text:span text:style-name="T53">identifica variables, funciones y operadores, la segunda solo identifica nombres de variables u objetos.</text:span></text:p>
      <text:h text:style-name="P8" text:outline-level="3"><text:bookmark-start text:name="__RefHeading___Toc3136_4218937829"/><text:span text:style-name="T32">4. </text:span>Valor <text:span text:style-name="T32">devuelto</text:span><text:bookmark-end text:name="__RefHeading___Toc3136_4218937829"/></text:h>
      <text:p text:style-name="P14">La función <text:span text:style-name="T1">all.names()</text:span> devolverá un vector de caracteres con los nombres de las variables, funciones y operadores que encuentre en una sentencia <text:span text:style-name="T52">sin evaluar</text:span> <text:span text:style-name="T52">de código de </text:span><text:span text:style-name="T8">R</text:span>.</text:p>
      <text:p text:style-name="P14">La función <text:span text:style-name="T1">all.names()</text:span> devolverá un vector de caracteres con los nombres de las variables que encuentre en una sentencia <text:span text:style-name="T52">sin evaluar</text:span> <text:span text:style-name="T52">de código de </text:span><text:span text:style-name="T8">R</text:span>.</text:p>
      <text:h text:style-name="P9" text:outline-level="3"><text:bookmark-start text:name="__RefHeading___Toc3138_4218937829"/><text:span text:style-name="T32">5. </text:span>Véase también<text:bookmark-end text:name="__RefHeading___Toc3138_4218937829"/></text:h>
      <text:p text:style-name="P16"><text:span text:style-name="T20">substitute</text:span><text:span text:style-name="T18">()</text:span><text:span text:style-name="T14"> para reemplazar símbolos </text:span><text:span text:style-name="T16">por</text:span><text:span text:style-name="T14"> valores en una expresión.</text:span></text:p>
      <text:h text:style-name="P8" text:outline-level="3"><text:bookmark-start text:name="__RefHeading___Toc3140_4218937829"/><text:span text:style-name="T32">6. </text:span>Ejemplos<text:bookmark-end text:name="__RefHeading___Toc3140_4218937829"/></text:h>
      <text:p text:style-name="P10">all.names(expression(sin(x+y)))</text:p>
      <text:p text:style-name="P22">all.names(quote(sin(x+y))) # <text:span text:style-name="T21">o una llamada</text:span></text:p>
      <text:p text:style-name="P21">all.vars(expression(sin(x+y)))</text:p>
      <text:p text:style-name="P5"><text:span text:style-name="T13">[P</text:span><text:span text:style-name="T14">aquete </text:span><text:span text:style-name="T19">base</text:span><text:span text:style-name="T17"> </text:span><text:span text:style-name="T13">versión </text:span><text:span text:style-name="T15">4</text:span><text:span text:style-name="T13">.</text:span><text:span text:style-name="T15">0</text:span><text:span text:style-name="T13">.</text:span><text:span text:style-name="T15">3</text:span><text:span text:style-name="T13"> </text:span><text:span text:style-name="T11">Í</text:span><text:span text:style-name="T12">ndice</text:span><text:span text:style-name="T1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officeooo:paragraph-rsid="002a3d16"/>
    </style:style>
    <style:style style:name="MP2" style:family="paragraph" style:parent-style-name="Footer">
      <style:paragraph-properties fo:text-align="end" style:justify-single-word="false"/>
      <style:text-properties style:font-name="Liberation Sans"/>
    </style:style>
    <style:style style:name="MT1" style:family="text">
      <style:text-properties style:font-name="Liberation Mono1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 officeooo:rsid="0023b62d"/>
    </style:style>
    <style:style style:name="MT4" style:family="text">
      <style:text-properties fo:color="#808080" loext:opacity="100%" style:font-name="Liberation Mono1" officeooo:rsid="00262c57"/>
    </style:style>
    <style:style style:name="MT5" style:family="text">
      <style:text-properties fo:color="#000000" loext:opacity="100%" style:font-name="Liberation Sans" officeooo:rsid="001cf925"/>
    </style:style>
    <style:style style:name="MT6" style:family="text">
      <style:text-properties fo:color="#808080" loext:opacity="100%" style:font-name="Liberation Mono1" fo:font-weight="bold" officeooo:rsid="001cf925" style:font-weight-asian="bold" style:font-weight-complex="bold"/>
    </style:style>
    <style:style style:name="MT7" style:family="text">
      <style:text-properties fo:color="#ff0000" loext:opacity="100%" style:font-name="Liberation Sans" fo:font-weight="bold" officeooo:rsid="0023b62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l.names</text:span> {<text:span text:style-name="MT2">base</text:span>} <text:span text:style-name="MT3">nombres.</text:span><text:span text:style-name="MT4">expr<text:tab/><text:tab/><text:tab/><text:tab/><text:tab/><text:tab/> <text:s text:c="3"/></text:span><text:span text:style-name="MT5">Documentación de </text:span><text:span text:style-name="MT6">R</text:span><text:span text:style-name="MT5"> </text:span><text:span text:style-name="MT7">4.0.3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01T23:08:09.676837575</meta:creation-date>
    <dc:date>2021-05-01T23:26:19.658766011</dc:date>
    <meta:editing-duration>PT3H56M2S</meta:editing-duration>
    <meta:editing-cycles>12</meta:editing-cycles>
    <meta:generator>LibreOffice/7.1.1.2$MacOSX_X86_64 LibreOffice_project/fe0b08f4af1bacafe4c7ecc87ce55bb426164676</meta:generator>
    <meta:document-statistic meta:table-count="1" meta:image-count="0" meta:object-count="0" meta:page-count="2" meta:paragraph-count="50" meta:word-count="377" meta:character-count="2391" meta:non-whitespace-character-count="2054"/>
  </office:meta>
</office:document-meta>
</file>